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opacity-name="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6.969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6.842cm" svg:x2="6.08cm" svg:y2="7.858cm">
          <text:p/>
        </draw:line>
        <draw:line draw:style-name="gr2" draw:text-style-name="P2" draw:layer="layout" svg:x1="7.35cm" svg:y1="6.842cm" svg:x2="7.35cm" svg:y2="7.858cm">
          <text:p/>
        </draw:line>
        <draw:line draw:style-name="gr2" draw:text-style-name="P2" draw:layer="layout" svg:x1="8.62cm" svg:y1="6.842cm" svg:x2="8.62cm" svg:y2="7.858cm">
          <text:p/>
        </draw:line>
        <draw:line draw:style-name="gr2" draw:text-style-name="P2" draw:layer="layout" svg:x1="9.89cm" svg:y1="6.842cm" svg:x2="9.89cm" svg:y2="7.858cm">
          <text:p/>
        </draw:line>
        <draw:line draw:style-name="gr2" draw:text-style-name="P2" draw:layer="layout" svg:x1="5.318cm" svg:y1="6.08cm" svg:x2="4.302cm" svg:y2="6.08cm">
          <text:p/>
        </draw:line>
        <draw:line draw:style-name="gr2" draw:text-style-name="P2" draw:layer="layout" svg:x1="5.318cm" svg:y1="4.81cm" svg:x2="4.302cm" svg:y2="4.81cm">
          <text:p/>
        </draw:line>
        <draw:line draw:style-name="gr3" draw:text-style-name="P2" draw:layer="layout" svg:x1="4.81cm" svg:y1="7.35cm" svg:x2="4.81cm" svg:y2="3.54cm">
          <text:p/>
        </draw:line>
        <draw:line draw:style-name="gr3" draw:text-style-name="P2" draw:layer="layout" svg:x1="4.81cm" svg:y1="7.35cm" svg:x2="11.16cm" svg:y2="7.35cm">
          <text:p/>
        </draw:line>
        <draw:frame draw:style-name="gr4" draw:text-style-name="P3" draw:layer="layout" svg:width="3.203cm" svg:height="0.569cm" svg:x="11.009cm" svg:y="7.035cm">
          <draw:text-box>
            <text:p><text:span text:style-name="T1">Pro</text:span><text:span text:style-name="T1">gra</text:span><text:span text:style-name="T1">mm</text:span><text:span text:style-name="T1">iera</text:span><text:span text:style-name="T1">ufw</text:span><text:span text:style-name="T1">and</text:span></text:p>
          </draw:text-box>
        </draw:frame>
        <draw:frame draw:style-name="gr4" draw:text-style-name="P3" draw:layer="layout" svg:width="2.542cm" svg:height="0.569cm" svg:x="3.54cm" svg:y="3.098cm">
          <draw:text-box>
            <text:p><text:span text:style-name="T1">Re</text:span><text:span text:style-name="T1">ch</text:span><text:span text:style-name="T1">en</text:span><text:span text:style-name="T1">auf</text:span><text:span text:style-name="T1">wa</text:span><text:span text:style-name="T1">nd</text:span></text:p>
          </draw:text-box>
        </draw:frame>
        <draw:frame draw:style-name="gr4" draw:text-style-name="P3" draw:layer="layout" svg:width="2.415cm" svg:height="0.569cm" svg:x="2.649cm" svg:y="6.461cm">
          <draw:text-box>
            <text:p><text:span text:style-name="T1">Polynomi</text:span><text:span text:style-name="T1">alzeit </text:span></text:p>
          </draw:text-box>
        </draw:frame>
        <draw:frame draw:style-name="gr4" draw:text-style-name="P3" draw:layer="layout" svg:width="2.509cm" svg:height="0.569cm" svg:x="2.555cm" svg:y="5.191cm">
          <draw:text-box>
            <text:p><text:span text:style-name="T1">Exponen</text:span><text:span text:style-name="T1">tialzeit </text:span></text:p>
          </draw:text-box>
        </draw:frame>
        <draw:frame draw:style-name="gr4" draw:text-style-name="P3" draw:layer="layout" svg:width="1.179cm" svg:height="0.569cm" svg:x="4.901cm" svg:y="7.858cm">
          <draw:text-box>
            <text:p><text:span text:style-name="T1">Lokal</text:span></text:p>
          </draw:text-box>
        </draw:frame>
        <draw:frame draw:style-name="gr4" draw:text-style-name="P3" draw:layer="layout" svg:width="1.319cm" svg:height="0.569cm" svg:x="6.031cm" svg:y="7.858cm">
          <draw:text-box>
            <text:p><text:span text:style-name="T1">Global</text:span></text:p>
          </draw:text-box>
        </draw:frame>
        <draw:frame draw:style-name="gr4" draw:text-style-name="P3" draw:layer="layout" svg:width="1.869cm" svg:height="0.801cm" svg:x="7.043cm" svg:y="7.86cm">
          <draw:text-box>
            <text:p><text:span text:style-name="T2">Prozedur-</text:span></text:p>
            <text:p><text:span text:style-name="T2">übergreife</text:span><text:span text:style-name="T2">nd</text:span></text:p>
          </draw:text-box>
        </draw:frame>
        <draw:frame draw:style-name="gr4" draw:text-style-name="P3" draw:layer="layout" svg:width="1.869cm" svg:height="0.801cm" svg:x="8.529cm" svg:y="7.858cm">
          <draw:text-box>
            <text:p><text:span text:style-name="T2">Prozess-</text:span></text:p>
            <text:p><text:span text:style-name="T2">übergreife</text:span><text:span text:style-name="T2">nd</text:span></text:p>
          </draw:text-box>
        </draw:frame>
        <draw:frame draw:style-name="gr4" draw:text-style-name="P3" draw:layer="layout" svg:width="1.26cm" svg:height="0.801cm" svg:x="4.937cm" svg:y="6.295cm">
          <draw:text-box>
            <text:p><text:span text:style-name="T2">gering-</text:span></text:p>
            <text:p><text:span text:style-name="T2">fügig</text:span></text:p>
          </draw:text-box>
        </draw:frame>
        <draw:frame draw:style-name="gr4" draw:text-style-name="P4" draw:layer="layout" svg:width="1.696cm" svg:height="0.526cm" svg:x="8.448cm" svg:y="5.191cm">
          <draw:text-box>
            <text:p><text:span text:style-name="T2">umfassend</text:span></text:p>
          </draw:text-box>
        </draw:frame>
        <draw:frame draw:style-name="gr4" draw:text-style-name="P4" draw:layer="layout" svg:width="1.455cm" svg:height="0.526cm" svg:x="5.953cm" svg:y="6.443cm">
          <draw:text-box>
            <text:p><text:span text:style-name="T2">schwach</text:span></text:p>
          </draw:text-box>
        </draw:frame>
        <draw:frame draw:style-name="gr4" draw:text-style-name="P4" draw:layer="layout" svg:width="1.455cm" svg:height="0.526cm" svg:x="4.752cm" svg:y="5.191cm">
          <draw:text-box>
            <text:p><text:span text:style-name="T2">schwa</text:span><text:span text:style-name="T2">ch</text:span></text:p>
          </draw:text-box>
        </draw:frame>
        <draw:frame draw:style-name="gr4" draw:text-style-name="P4" draw:layer="layout" svg:width="1.696cm" svg:height="0.526cm" svg:x="7.096cm" svg:y="5.191cm">
          <draw:text-box>
            <text:p><text:span text:style-name="T2">umfa</text:span><text:span text:style-name="T2">ssen</text:span><text:span text:style-name="T2">d</text:span></text:p>
          </draw:text-box>
        </draw:frame>
        <draw:frame draw:style-name="gr4" draw:text-style-name="P4" draw:layer="layout" svg:width="1.696cm" svg:height="0.526cm" svg:x="8.448cm" svg:y="6.443cm">
          <draw:text-box>
            <text:p><text:span text:style-name="T2">umfassend</text:span></text:p>
          </draw:text-box>
        </draw:frame>
        <draw:frame draw:style-name="gr4" draw:text-style-name="P4" draw:layer="layout" svg:width="1.031cm" svg:height="0.526cm" svg:x="6.192cm" svg:y="5.191cm">
          <draw:text-box>
            <text:p><text:span text:style-name="T2">stark</text:span></text:p>
          </draw:text-box>
        </draw:frame>
        <draw:frame draw:style-name="gr4" draw:text-style-name="P4" draw:layer="layout" svg:width="1.031cm" svg:height="0.526cm" svg:x="7.462cm" svg:y="6.443cm">
          <draw:text-box>
            <text:p><text:span text:style-name="T2">sta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For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7T11:43:29.933518428</meta:creation-date>
    <dc:date>2021-03-07T16:09:10.949086045</dc:date>
    <meta:editing-duration>PT1H47M6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